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52FA2A6199C741A5.png" manifest:media-type="image/png"/>
  <manifest:file-entry manifest:full-path="Pictures/1000000000000320000002585A2CC1C8BC67E871.png" manifest:media-type="image/png"/>
  <manifest:file-entry manifest:full-path="Pictures/TablePreview1.svm" manifest:media-type=""/>
  <manifest:file-entry manifest:full-path="Pictures/TablePreview2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Padrão_5f_2">
      <style:graphic-properties draw:stroke="none" svg:stroke-color="#000000" draw:fill="none" draw:fill-color="#ffffff" draw:auto-grow-height="true" draw:auto-grow-width="false" fo:max-height="0cm" fo:min-height="3.203cm"/>
    </style:style>
    <style:style style:name="gr2" style:family="graphic" style:parent-style-name="Padrão_5f_2">
      <style:graphic-properties draw:stroke="none" svg:stroke-color="#000000" draw:fill="none" draw:fill-color="#ffffff" draw:auto-grow-height="true" draw:auto-grow-width="false" fo:max-height="0cm" fo:min-height="2.558cm"/>
    </style:style>
    <style:style style:name="gr3" style:family="graphic" style:parent-style-name="Padrão_5f_2">
      <style:graphic-properties draw:stroke="none" svg:stroke-color="#000000" draw:fill="none" draw:fill-color="#ffffff" draw:auto-grow-height="true" draw:auto-grow-width="false" fo:max-height="0cm" fo:min-height="2.59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95cm"/>
    </style:style>
    <style:style style:name="gr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55cm"/>
    </style:style>
    <style:style style:name="gr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55cm"/>
    </style:style>
    <style:style style:name="pr1" style:family="presentation" style:parent-style-name="keyboard-notes">
      <style:graphic-properties draw:fill-color="#ffffff" draw:auto-grow-height="true" fo:min-height="11.429cm"/>
    </style:style>
    <style:style style:name="pr2" style:family="presentation" style:parent-style-name="midnightblue-title">
      <style:graphic-properties fo:min-height="2.166cm"/>
    </style:style>
    <style:style style:name="pr3" style:family="presentation" style:parent-style-name="midnightblue-outline1">
      <style:graphic-properties fo:min-height="12.45cm"/>
    </style:style>
    <style:style style:name="pr4" style:family="presentation" style:parent-style-name="midnightblue-notes">
      <style:graphic-properties draw:fill-color="#ffffff" fo:min-height="11.429cm"/>
    </style:style>
    <style:style style:name="pr5" style:family="presentation" style:parent-style-name="midnightblue-outline1">
      <style:graphic-properties fo:min-height="5.807cm"/>
    </style:style>
    <style:style style:name="pr6" style:family="presentation" style:parent-style-name="Midnightblue-title">
      <style:graphic-properties draw:auto-grow-height="true" fo:min-height="2.416cm"/>
    </style:style>
    <style:style style:name="pr7" style:family="presentation" style:parent-style-name="Midnightblue-outline1">
      <style:graphic-properties fo:min-height="10.799cm"/>
    </style:style>
    <style:style style:name="pr8" style:family="presentation" style:parent-style-name="Midnightblue-notes">
      <style:graphic-properties draw:fill-color="#ffffff" draw:auto-grow-height="true" fo:min-height="11.429cm"/>
    </style:style>
    <style:style style:name="co1" style:family="table-column">
      <style:table-column-properties style:column-width="2.963cm" style:use-optimal-column-width="false"/>
    </style:style>
    <style:style style:name="co2" style:family="table-column">
      <style:table-column-properties style:column-width="20.623cm" style:use-optimal-column-width="false"/>
    </style:style>
    <style:style style:name="co3" style:family="table-column">
      <style:table-column-properties style:column-width="4.385cm" style:use-optimal-column-width="false"/>
    </style:style>
    <style:style style:name="co4" style:family="table-column">
      <style:table-column-properties style:column-width="19.201cm" style:use-optimal-column-width="false"/>
    </style:style>
    <style:style style:name="ro1" style:family="table-row">
      <style:table-row-properties style:row-height="2.293cm"/>
    </style:style>
    <style:style style:name="ro2" style:family="table-row">
      <style:table-row-properties style:row-height="1.023cm"/>
    </style:style>
    <style:style style:name="ro3" style:family="table-row">
      <style:table-row-properties style:row-height="1.277cm"/>
    </style:style>
    <style:style style:name="ro4" style:family="table-row">
      <style:table-row-properties style:row-height="1.785cm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="none" draw:fill-color="#ffffff"/>
      <style:paragraph-properties fo:text-align="center"/>
      <style:text-properties fo:font-size="32.7000007629395pt" fo:font-weight="bold" style:font-size-asian="36pt" style:font-weight-asian="bold" style:font-size-complex="36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font-size="21.7999992370605pt"/>
    </style:style>
    <style:style style:name="P5" style:family="paragraph">
      <loext:graphic-properties draw:fill-color="#ffffff"/>
      <style:text-properties fo:font-size="24pt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font-size="21.7999992370605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ize="25pt" fo:font-weight="normal" style:font-size-asian="25pt" style:font-weight-asian="normal" style:font-size-complex="25pt" style:font-weight-complex="normal"/>
    </style:style>
    <style:style style:name="T12" style:family="text">
      <style:text-properties fo:font-size="25pt" fo:font-weight="bold" style:font-size-asian="25pt" style:font-weight-asian="bold" style:font-size-complex="25pt" style:font-weight-complex="bold"/>
    </style:style>
    <style:style style:name="T13" style:family="text">
      <style:text-properties style:text-position="super 58%" fo:font-size="25pt" fo:font-weight="normal" style:font-size-asian="25pt" style:font-weight-asian="normal" style:font-size-complex="25pt" style:font-weight-complex="normal"/>
    </style:style>
    <style:style style:name="T14" style:family="text">
      <style:text-properties fo:font-size="20pt" fo:font-style="normal" style:font-size-asian="20pt" style:font-style-asian="normal" style:font-size-complex="2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4">
      <text:list-level-style-number text:level="1" style:num-suffix=")" style:num-format="1">
        <style:list-level-properties/>
        <style:text-properties fo:color="#000000" fo:font-size="100%"/>
      </text:list-level-style-number>
      <text:list-level-style-number text:level="2" style:num-suffix=")" style:num-format="1">
        <style:list-level-properties text:space-before="1.27cm"/>
        <style:text-properties fo:color="#000000" fo:font-size="100%"/>
      </text:list-level-style-number>
      <text:list-level-style-number text:level="3" style:num-suffix=")" style:num-format="1">
        <style:list-level-properties text:space-before="2.54cm"/>
        <style:text-properties fo:color="#000000" fo:font-size="100%"/>
      </text:list-level-style-number>
      <text:list-level-style-number text:level="4" style:num-suffix=")" style:num-format="1">
        <style:list-level-properties text:space-before="3.81cm"/>
        <style:text-properties fo:color="#000000" fo:font-size="100%"/>
      </text:list-level-style-number>
      <text:list-level-style-number text:level="5" style:num-suffix=")" style:num-format="1">
        <style:list-level-properties text:space-before="5.08cm"/>
        <style:text-properties fo:color="#000000" fo:font-size="100%"/>
      </text:list-level-style-number>
      <text:list-level-style-number text:level="6" style:num-suffix=")" style:num-format="1">
        <style:list-level-properties text:space-before="5.08cm"/>
        <style:text-properties fo:color="#000000" fo:font-size="100%"/>
      </text:list-level-style-number>
      <text:list-level-style-number text:level="7" style:num-suffix=")" style:num-format="1">
        <style:list-level-properties text:space-before="5.08cm"/>
        <style:text-properties fo:color="#000000" fo:font-size="100%"/>
      </text:list-level-style-number>
      <text:list-level-style-number text:level="8" style:num-suffix=")" style:num-format="1">
        <style:list-level-properties text:space-before="5.08cm"/>
        <style:text-properties fo:color="#000000" fo:font-size="100%"/>
      </text:list-level-style-number>
      <text:list-level-style-number text:level="9" style:num-suffix=")" style:num-format="1">
        <style:list-level-properties text:space-before="5.08cm"/>
        <style:text-properties fo:color="#000000" fo:font-size="100%"/>
      </text:list-level-style-number>
      <text:list-level-style-number text:level="10" style:num-suffix=")" style:num-format="1">
        <style:list-level-properties text:space-before="5.08cm"/>
        <style:text-properties fo:color="#000000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istemas Operacionais</presentation:footer-decl>
      <draw:page draw:name="page1" draw:style-name="dp1" draw:master-page-name="keyboard" presentation:presentation-page-layout-name="AL1T0" presentation:use-footer-name="ftr1">
        <office:forms form:automatic-focus="false" form:apply-design-mode="false"/>
        <draw:frame draw:style-name="gr1" draw:text-style-name="P2" draw:layer="layout" svg:width="19.776cm" svg:height="3.453cm" svg:x="2.902cm" svg:y="1.814cm">
          <draw:text-box>
            <text:p text:style-name="P1"><text:span text:style-name="T1">Ministério da Educação</text:span></text:p>
            <text:p text:style-name="P1"><text:span text:style-name="T1">Centro Federal de Educação Tecnológica Celso Suckow da Fonseca</text:span></text:p>
            <text:p text:style-name="P1"><text:span text:style-name="T1">UNED Nova Friburgo</text:span></text:p>
            <text:p text:style-name="P1"><text:span text:style-name="T1">Curso Técnico em Informática Integrado ao Ensino Médio</text:span></text:p>
          </draw:text-box>
        </draw:frame>
        <draw:frame draw:style-name="gr2" draw:text-style-name="P3" draw:layer="layout" svg:width="19.957cm" svg:height="2.808cm" svg:x="2.54cm" svg:y="6.622cm">
          <draw:text-box>
            <text:p text:style-name="P1"><text:span text:style-name="T2">Programas para </text:span><text:span text:style-name="T3">Piping</text:span></text:p>
            <text:p text:style-name="P1"><text:span text:style-name="T4">Sistemas Operacionais</text:span></text:p>
          </draw:text-box>
        </draw:frame>
        <draw:frame draw:style-name="gr3" draw:text-style-name="P4" draw:layer="layout" svg:width="13.789cm" svg:height="2.843cm" svg:x="5.442cm" svg:y="11.792cm">
          <draw:text-box>
            <text:p text:style-name="P1"><text:span text:style-name="T5">Prof. Bruno Policarpo Toledo Freitas</text:span></text:p>
            <text:p text:style-name="P1"><text:span text:style-name="T5"><text:date style:data-style-name="D6" text:date-value="2018-04-16">16 de abril de 2018</text:date></text:span></text:p>
            <text:p text:style-name="P1"><text:span text:style-name="T5"><text:a xlink:href="mailto:bruno.freitas@cefet-rj.br" xlink:type="simple">bruno.freitas@cefet-rj.br</text:a>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" presentation:class="page"/>
          <draw:frame presentation:style-name="pr1" draw:text-style-name="P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>
          <draw:text-box>
            <text:p>Para esta aula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item>
                <text:p>Criar um arquivo <text:span text:style-name="T6">livros</text:span> com o seguinte conteúdo:</text:p>
              </text:list-item>
            </text:list>
          </draw:text-box>
        </draw:frame>
        <draw:frame draw:style-name="gr5" draw:text-style-name="P6" draw:layer="layout" svg:width="20.8cm" svg:height="9.2cm" svg:x="2.4cm" svg:y="7.5cm">
          <draw:text-box>
            <text:p><text:span text:style-name="T1">Carroll, Lewis:Through the Looking-Glass</text:span></text:p>
            <text:p><text:span text:style-name="T1">Shakespeare, William:Hamlet</text:span></text:p>
            <text:p><text:span text:style-name="T1">Bartlett, John:Familiar Quotations</text:span></text:p>
            <text:p><text:span text:style-name="T1">Mill, John Stuart:On Nature</text:span></text:p>
            <text:p><text:span text:style-name="T1">London, Jack:John Barleycorn</text:span></text:p>
            <text:p><text:span text:style-name="T1">Bunyan, John:Pilgrim's Progress, The</text:span></text:p>
            <text:p><text:span text:style-name="T1">Defoe, Daniel:Robinson Crusoe</text:span></text:p>
            <text:p><text:span text:style-name="T1">Mill, John Stuart:System of Logic, A</text:span></text:p>
            <text:p><text:span text:style-name="T1">Milton, John:Paradise Lost</text:span></text:p>
            <text:p><text:span text:style-name="T1">Johnson, Samuel:Lives of the Poets</text:span></text:p>
            <text:p><text:span text:style-name="T1">Shakespeare, William:Julius Caesar</text:span></text:p>
            <text:p><text:span text:style-name="T1">Mill, John Stuart:On Liberty</text:span></text:p>
            <text:p><text:span text:style-name="T1">Bunyan, John:Saved by Grace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2" presentation:class="page"/>
          <draw:frame presentation:style-name="pr4" draw:text-style-name="P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 presentation:user-transformed="true">
          <draw:text-box>
            <text:p>sort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item>
                <text:p>Organiza o arquivo de entrada em diversas ordens possíveis</text:p>
              </text:list-item>
              <text:list-item>
                <text:p>sort livros</text:p>
                <text:list>
                  <text:list-item>
                    <text:p>Organiza em ordem alfabética 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469cm" svg:height="9.524cm" svg:x="2.789cm" svg:y="1.93cm" draw:page-number="3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 presentation:user-transformed="true">
          <draw:text-box>
            <text:p>cut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item>
                <text:p>Separa dados de entrada por meio de um <text:span text:style-name="T6">separador</text:span> e escolhe quais <text:span text:style-name="T6">campos</text:span> deverão ser impressos</text:p>
              </text:list-item>
              <text:list-item>
                <text:p>Separador padrão: TAB</text:p>
                <text:list>
                  <text:list-item>
                    <text:p>-d <text:s text:c="3"/>: muda o separador</text:p>
                  </text:list-item>
                </text:list>
              </text:list-item>
              <text:list-item>
                <text:p>Parâmetro obrigatório: -f (campo)</text:p>
                <text:list>
                  <text:list-item>
                    <text:p><text:s/>-f <text:s text:c="3"/>: escolhe o campo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469cm" svg:height="9.524cm" svg:x="2.789cm" svg:y="1.93cm" draw:page-number="4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 presentation:user-transformed="true">
          <draw:text-box>
            <text:p>cut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item>
                <text:p>sort <text:s/>livros | cut -d: -f1</text:p>
              </text:list-item>
            </text:list>
          </draw:text-box>
        </draw:frame>
        <presentation:notes draw:style-name="dp4">
          <draw:page-thumbnail draw:style-name="gr4" draw:layer="layout" svg:width="13.469cm" svg:height="9.524cm" svg:x="2.789cm" svg:y="1.93cm" draw:page-number="5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 presentation:user-transformed="true">
          <draw:text-box>
            <text:p>cut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item>
                <text:p>sort <text:s/>livros | cut -d: -f1</text:p>
                <text:list>
                  <text:list-item>
                    <text:p>Organiza em ordem alfabética e imprime apenas o primeiro campo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469cm" svg:height="9.524cm" svg:x="2.789cm" svg:y="1.93cm" draw:page-number="6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 presentation:user-transformed="true">
          <draw:text-box>
            <text:p>cut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item>
                <text:p>sort livros | cut -d: -f1</text:p>
                <text:list>
                  <text:list-item>
                    <text:p>Organiza em ordem alfabética e imprime apenas o primeiro campo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21.2cm" svg:height="4.8cm" svg:x="2cm" svg:y="11cm">
          <draw:text-box>
            <text:list text:style-name="L4">
              <text:list-item>
                <text:p>Imprima apenas o segundo campo (livros)</text:p>
              </text:list-item>
              <text:list-item>
                <text:p>Imprima apenas o segundo campo em ordem alfabética</text:p>
              </text:list-item>
            </text:list>
          </draw:text-box>
        </draw:frame>
        <presentation:notes draw:style-name="dp4">
          <draw:page-thumbnail draw:style-name="gr4" draw:layer="layout" svg:width="13.469cm" svg:height="9.524cm" svg:x="2.789cm" svg:y="1.93cm" draw:page-number="7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 presentation:user-transformed="true">
          <draw:text-box>
            <text:p>uniq</text:p>
          </draw:text-box>
        </draw:frame>
        <draw:frame presentation:style-name="pr3" draw:layer="layout" svg:width="23.586cm" svg:height="12.7cm" svg:x="0.907cm" svg:y="4.989cm" presentation:class="outline" presentation:user-transformed="true">
          <draw:text-box>
            <text:list text:style-name="L2">
              <text:list-item>
                <text:p>Filtra um arquivo para que seja impressas as linhas de maneira única (sem repetições)</text:p>
              </text:list-item>
            </text:list>
          </draw:text-box>
        </draw:frame>
        <draw:frame draw:style-name="gr7" draw:text-style-name="P8" draw:layer="layout" svg:width="21.2cm" svg:height="4.8cm" svg:x="2cm" svg:y="10.4cm">
          <draw:text-box>
            <text:list text:style-name="L4">
              <text:list-item>
                <text:p>Imprima apenas o segundo campo (autores)</text:p>
              </text:list-item>
              <text:list-item>
                <text:p>Imprima apenas o segundo campo em ordem alfabética</text:p>
              </text:list-item>
            </text:list>
          </draw:text-box>
        </draw:frame>
        <presentation:notes draw:style-name="dp4">
          <draw:page-thumbnail draw:style-name="gr4" draw:layer="layout" svg:width="13.469cm" svg:height="9.524cm" svg:x="2.789cm" svg:y="1.93cm" draw:page-number="8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 presentation:user-transformed="true">
          <draw:text-box>
            <text:p>Expressões regulares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item>
                <text:p>Procuram em um arquivo expressões regulares simples/extendidas</text:p>
              </text:list-item>
              <text:list-item>
                <text:p>Expressões regulares: “linguagem” para definir padrões de busca</text:p>
              </text:list-item>
              <text:list-item>
                <text:p>Sintaxe:</text:p>
                <text:list>
                  <text:list-item>
                    <text:p>grep ‘expressao’ <text:span text:style-name="T6">arquivo</text:span></text:p>
                  </text:list-item>
                  <text:list-item>
                    <text:p><text:span text:style-name="T7">egrep ‘expressao’ </text:span><text:span text:style-name="T6">arquivo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469cm" svg:height="9.524cm" svg:x="2.789cm" svg:y="1.93cm" draw:page-number="9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 presentation:user-transformed="true">
          <draw:text-box>
            <text:p>Expressões regulares<text:line-break/>Âncoras</text:p>
          </draw:text-box>
        </draw:frame>
        <draw:frame draw:style-name="standard" draw:layer="layout" svg:width="23.585cm" svg:height="4.338cm" svg:x="0.907cm" svg:y="4.989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8">Padrão</text:span></text:p>
              </table:table-cell>
              <table:table-cell>
                <text:p><text:span text:style-name="T8">Significado</text:span></text:p>
              </table:table-cell>
            </table:table-row>
            <table:table-row table:style-name="ro2" table:default-cell-style-name="sun2">
              <table:table-cell>
                <text:p>^</text:p>
              </table:table-cell>
              <table:table-cell>
                <text:p>Padrão deve ser buscado apenas a partir do início da linha</text:p>
              </table:table-cell>
            </table:table-row>
            <table:table-row table:style-name="ro2" table:default-cell-style-name="sun1">
              <table:table-cell>
                <text:p>$</text:p>
              </table:table-cell>
              <table:table-cell>
                <text:p>Padrão deve coincidir com o fim da linha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style-name="gr4" draw:layer="layout" svg:width="13.469cm" svg:height="9.524cm" svg:x="2.789cm" svg:y="1.93cm" draw:page-number="10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>
          <draw:text-box>
            <text:p>Expressões regulares<text:line-break/><text:span text:style-name="T9">Quantificadores</text:span></text:p>
          </draw:text-box>
        </draw:frame>
        <draw:frame draw:style-name="standard" draw:layer="layout" svg:width="23.585cm" svg:height="6.13cm" svg:x="0.907cm" svg:y="4.989cm" presentation:class="table" presentation:user-transformed="true">
          <table:table table:template-name="sun" table:use-first-row-styles="true" table:use-banding-rows-styles="true">
            <table:table-column table:style-name="co3"/>
            <table:table-column table:style-name="co4"/>
            <table:table-row table:style-name="ro3" table:default-cell-style-name="ce1">
              <table:table-cell>
                <text:p><text:span text:style-name="T8">Padrão</text:span></text:p>
              </table:table-cell>
              <table:table-cell>
                <text:p><text:span text:style-name="T8">Significado</text:span></text:p>
              </table:table-cell>
            </table:table-row>
            <table:table-row table:style-name="ro2" table:default-cell-style-name="sun2">
              <table:table-cell>
                <text:p>?</text:p>
              </table:table-cell>
              <table:table-cell>
                <text:p>Quantificador de 0 ou 1 vez</text:p>
              </table:table-cell>
            </table:table-row>
            <table:table-row table:style-name="ro2" table:default-cell-style-name="sun1">
              <table:table-cell>
                <text:p>*</text:p>
              </table:table-cell>
              <table:table-cell>
                <text:p>Quantificador de repetição de zero ou mais vezes</text:p>
              </table:table-cell>
            </table:table-row>
            <table:table-row table:style-name="ro2" table:default-cell-style-name="sun2">
              <table:table-cell>
                <text:p>+</text:p>
              </table:table-cell>
              <table:table-cell>
                <text:p>Quantificador de repetição de pelo menos 1 vez</text:p>
              </table:table-cell>
            </table:table-row>
            <table:table-row table:style-name="ro4" table:default-cell-style-name="sun1">
              <table:table-cell>
                <text:p>{m,n}</text:p>
              </table:table-cell>
              <table:table-cell>
                <text:p>Quantificador de repetição de pelo menos m vezes e no máximo n vezes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>
          <draw:page-thumbnail draw:style-name="gr4" draw:layer="layout" svg:width="13.469cm" svg:height="9.524cm" svg:x="2.789cm" svg:y="1.93cm" draw:page-number="11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>
          <draw:text-box>
            <text:p>Expressões regulares<text:line-break/><text:span text:style-name="T9">Classes de caracteres</text:span></text:p>
          </draw:text-box>
        </draw:frame>
        <draw:frame presentation:style-name="pr5" draw:layer="layout" svg:width="23.586cm" svg:height="12.7cm" svg:x="0.907cm" svg:y="4.989cm" presentation:class="outline">
          <draw:text-box>
            <text:list text:style-name="L2">
              <text:list-item>
                <text:p>[<text:span text:style-name="T6">caracteres</text:span>]: quaisquer caracteres dentro dos colchetes</text:p>
                <text:list>
                  <text:list-item>
                    <text:p>[abc]: a <text:span text:style-name="T8">OU</text:span> b <text:span text:style-name="T8">OU</text:span> C</text:p>
                  </text:list-item>
                </text:list>
              </text:list-item>
              <text:list-item>
                <text:p>Padrões especiais:</text:p>
                <text:list>
                  <text:list-item>
                    <text:p>[[:alnum:]] : alfanuméricos</text:p>
                  </text:list-item>
                  <text:list-item>
                    <text:p>[[:digit:]] <text:s text:c="5"/>: <text:s/>dígitos</text:p>
                  </text:list-item>
                  <text:list-item>
                    <text:p>[[:spaces:]] <text:s/>: espaços</text:p>
                  </text:list-item>
                  <text:list-item>
                    <text:p>. <text:s text:c="21"/>: qualquer coisa</text:p>
                  </text:list-item>
                  <text:list-item>
                    <text:p>… entre outros no manual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469cm" svg:height="9.524cm" svg:x="2.789cm" svg:y="1.93cm" draw:page-number="12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>
          <draw:text-box>
            <text:p>Expressões regulares<text:line-break/>Exemplos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item>
                <text:p>Criar expressões regulares para detectar para os seguintes casos:</text:p>
                <text:list>
                  <text:list-item>
                    <text:p>String deve conter a letra “a”</text:p>
                  </text:list-item>
                  <text:list-item>
                    <text:p>String deve conter apenas letras “a”</text:p>
                  </text:list-item>
                  <text:list-item>
                    <text:p>String deve conter apenas letras “a” ou “b”</text:p>
                  </text:list-item>
                  <text:list-item>
                    <text:p>String deve conter aaa...bbb…</text:p>
                  </text:list-item>
                  <text:list-item>
                    <text:p>String deve conter aabbb…</text:p>
                  </text:list-item>
                  <text:list-item>
                    <text:p>String deve conter aaa… ou bbb…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469cm" svg:height="9.524cm" svg:x="2.789cm" svg:y="1.93cm" draw:page-number="13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>
          <draw:text-box>
            <text:p>Expressões regulares<text:line-break/>Exercícios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item>
                <text:p>Utilizando expressões regulares, procure no arquivo <text:span text:style-name="T6">livros.txt</text:span>:</text:p>
                <text:list>
                  <text:list-item>
                    <text:p>Todos as linhas que contém autores que começam com “M”</text:p>
                  </text:list-item>
                  <text:list-item>
                    <text:p>Todos as linhas que contém livros de “Shakespeare” ou <text:s/>“Milton”</text:p>
                  </text:list-item>
                  <text:list-item>
                    <text:p>Todas as linhas que contém autores que contenham a letra “u” em seu nome</text:p>
                  </text:list-item>
                  <text:list-item>
                    <text:p>Todas as linhas com livros que contém o ditongo “iu”</text:p>
                  </text:list-item>
                  <text:list-item>
                    <text:p>Todas as linhas com livos que contém o ditongo “iu” ou “ia”</text:p>
                  </text:list-item>
                  <text:list-item>
                    <text:p>Conte quantos livros começam com “R” e terminam com “e”</text:p>
                  </text:list-item>
                  <text:list-item>
                    <text:p>Conte quantos livros possuem “John” como autor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469cm" svg:height="9.524cm" svg:x="2.789cm" svg:y="1.93cm" draw:page-number="14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 presentation:user-transformed="true">
          <draw:text-box>
            <text:p>tr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item>
                <text:p><text:span text:style-name="T10">tr</text:span>anslate : Traduz um conjunto de caracteres para outros caracteres</text:p>
              </text:list-item>
              <text:list-item>
                <text:p>Sintaxe: tr [opcoes] Conjunto1 [Conjunto 2]</text:p>
              </text:list-item>
              <text:list-item>
                <text:p>Aceita classes de caracteres assim como o egrep</text:p>
              </text:list-item>
            </text:list>
          </draw:text-box>
        </draw:frame>
        <presentation:notes draw:style-name="dp4">
          <draw:page-thumbnail draw:style-name="gr4" draw:layer="layout" svg:width="13.469cm" svg:height="9.524cm" svg:x="2.789cm" svg:y="1.93cm" draw:page-number="15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 presentation:user-transformed="true">
          <draw:text-box>
            <text:p>tr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item>
                <text:p>Exemplos:</text:p>
                <text:list>
                  <text:list-item>
                    <text:p>Trocar todas as letras a por A</text:p>
                  </text:list-item>
                  <text:list-item>
                    <text:p>Trocar todas as letras minúsculas pelas maiúsculas</text:p>
                  </text:list-item>
                  <text:list-item>
                    <text:p>Trocar todos os espaços por ESPACO</text:p>
                  </text:list-item>
                  <text:list-item>
                    <text:p>Apagar todos os espaços</text:p>
                  </text:list-item>
                  <text:list-item>
                    <text:p>Apagar todas as letras “a”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469cm" svg:height="9.524cm" svg:x="2.789cm" svg:y="1.93cm" draw:page-number="16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 presentation:user-transformed="true">
          <draw:text-box>
            <text:p>Exercícios - tr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item>
                <text:p>No arquivo <text:span text:style-name="T6">livros.txt</text:span>:</text:p>
                <text:list>
                  <text:list-item>
                    <text:p>Trocar todas as letras minúsculas pelas maiúscula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469cm" svg:height="9.524cm" svg:x="2.789cm" svg:y="1.93cm" draw:page-number="17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 presentation:user-transformed="true">
          <draw:text-box>
            <text:p>Exercícios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item>
                <text:p>No arquivo <text:span text:style-name="T6">livros.txt</text:span>:</text:p>
                <text:list>
                  <text:list-item>
                    <text:p>Quantas vogais existem no arquivo? Quantas consoantes?</text:p>
                  </text:list-item>
                  <text:list-item>
                    <text:p>Quantos espaços possuem no arquivo?</text:p>
                  </text:list-item>
                  <text:list-item>
                    <text:p>Quantas palavras possuem mais de 4 letras?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469cm" svg:height="9.524cm" svg:x="2.789cm" svg:y="1.93cm" draw:page-number="18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6" draw:layer="layout" svg:width="23.586cm" svg:height="2.416cm" svg:x="0.907cm" svg:y="0.759cm" presentation:class="title">
          <draw:text-box>
            <text:p>Referências</text:p>
          </draw:text-box>
        </draw:frame>
        <draw:frame presentation:style-name="pr7" draw:layer="layout" svg:width="21.59cm" svg:height="11.049cm" svg:x="1.905cm" svg:y="5.503cm" presentation:class="outline" presentation:user-transformed="true">
          <draw:text-box>
            <text:list text:style-name="L2">
              <text:list-item>
                <text:p><text:span text:style-name="T11">FILHO, João Eriberto Mota. </text:span><text:span text:style-name="T12">Descobrindo o Linux: entenda o sistema operacional GNU/Linux</text:span><text:span text:style-name="T11">. 3</text:span><text:span text:style-name="T13">a</text:span><text:span text:style-name="T11">. ed. São Paulo: Novatec Editora, 2012.</text:span></text:p>
                <text:list>
                  <text:list-item>
                    <text:p><text:span text:style-name="T14">Capítulo 10: seção 10.22</text:span></text:p>
                  </text:list-item>
                </text:list>
              </text:list-item>
              <text:list-item>
                <text:p><text:span text:style-name="T14"><text:a xlink:href="http://write.flossmanuals.net/command-line/standard-files/" xlink:type="simple">http://write.flossmanuals.net/command-line/standard-files/</text:a></text:span></text:p>
              </text:list-item>
              <text:list-item>
                <text:p><text:span text:style-name="T14"><text:a xlink:href="http://write.flossmanuals.net/command-line/file-structure/" xlink:type="simple">http://write.flossmanuals.net/command-line/file-structure/</text:a>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19" presentation:class="page"/>
          <draw:frame presentation:style-name="pr8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0" draw:style-name="dp5" draw:master-page-name="Midnightblue" presentation:presentation-page-layout-name="AL2T1" presentation:use-footer-name="ftr1">
        <office:forms form:automatic-focus="false" form:apply-design-mode="false"/>
        <draw:frame presentation:style-name="pr6" draw:layer="layout" svg:width="23.586cm" svg:height="2.416cm" svg:x="0.907cm" svg:y="0.759cm" presentation:class="title">
          <draw:text-box>
            <text:p>Exercícios</text:p>
          </draw:text-box>
        </draw:frame>
        <draw:frame presentation:style-name="pr7" draw:layer="layout" svg:width="23.586cm" svg:height="12.7cm" svg:x="0.907cm" svg:y="4.989cm" presentation:class="outline">
          <draw:text-box>
            <text:list text:style-name="L2">
              <text:list-item>
                <text:p>Capítulo 2:</text:p>
                <text:list>
                  <text:list-item>
                    <text:p>1, 3, 4, 7, 8,10, 14, 1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20" presentation:class="page"/>
          <draw:frame presentation:style-name="pr8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fill-image draw:name="ashapes" xlink:href="Pictures/10000000000003200000025852FA2A6199C741A5.png" xlink:type="simple" xlink:show="embed" xlink:actuate="onLoad"/>
    <draw:fill-image draw:name="keyboard_5f_lay" draw:display-name="keyboard_lay" xlink:href="Pictures/1000000000000320000002585A2CC1C8BC67E87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adrão_5f_2" style:display-name="Padrã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" style:display-name="Padrã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3" style:display-name="Padrã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" style:display-name="Padrã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adrão-outline1">
          <text:list-level-style-bullet text:level="1" text:bullet-char="•">
            <style:list-level-properties text:min-label-width="0.952cm"/>
            <style:text-properties style:font-name="Times New Roman" fo:color="#3333cc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3333cc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3333cc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3333cc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3333cc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3333cc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3333cc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3333cc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3333cc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3333cc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3333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cc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3333cc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3333cc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3333cc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3333cc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3333cc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3333cc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3333cc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adrão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UserTemplate-background" style:family="presentation">
      <style:graphic-properties draw:stroke="none" draw:fill="none"/>
      <style:text-properties style:letter-kerning="true"/>
    </style:style>
    <style:style style:name="User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ser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UserTemplate-outline1" style:family="presentation">
      <style:graphic-properties draw:stroke="none" draw:fill="none" draw:auto-grow-height="false" draw:fit-to-size="shrink-to-fit">
        <text:list-style style:name="User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fo:color="#0000ff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serTemplate-outline2" style:family="presentation" style:parent-style-name="UserTemplate-outline1">
      <style:paragraph-properties fo:margin-left="0cm" fo:margin-right="0cm" fo:margin-top="0.362cm" fo:margin-bottom="0cm" fo:text-indent="0cm"/>
      <style:text-properties fo:color="#000000" fo:font-size="25.3999996185303pt" style:font-size-asian="28pt" style:font-size-complex="28pt"/>
    </style:style>
    <style:style style:name="UserTemplate-outline3" style:family="presentation" style:parent-style-name="UserTemplate-outline2">
      <style:paragraph-properties fo:margin-left="0cm" fo:margin-right="0cm" fo:margin-top="0.272cm" fo:margin-bottom="0cm" fo:text-indent="0cm"/>
      <style:text-properties fo:font-size="21.7999992370605pt" style:font-size-asian="24pt" style:font-size-complex="24pt"/>
    </style:style>
    <style:style style:name="UserTemplate-outline4" style:family="presentation" style:parent-style-name="UserTemplate-outline3">
      <style:paragraph-properties fo:margin-left="0cm" fo:margin-right="0cm" fo:margin-top="0.181cm" fo:margin-bottom="0cm" fo:text-indent="0cm"/>
      <style:text-properties fo:font-size="18.2000007629395pt" style:font-size-asian="20pt" style:font-size-complex="20pt"/>
    </style:style>
    <style:style style:name="UserTemplate-outline5" style:family="presentation" style:parent-style-name="UserTemplate-outline4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UserTemplate-outline6" style:family="presentation" style:parent-style-name="UserTemplate-outline5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UserTemplate-outline7" style:family="presentation" style:parent-style-name="UserTemplate-outline6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UserTemplate-outline8" style:family="presentation" style:parent-style-name="UserTemplate-outline7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UserTemplate-outline9" style:family="presentation" style:parent-style-name="UserTemplate-outline8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UserTemplate-subtitle" style:family="presentation">
      <style:graphic-properties draw:stroke="none" draw:fill="none" draw:textarea-vertical-align="middle">
        <text:list-style style:name="User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serTemplate-title" style:family="presentation">
      <style:graphic-properties draw:stroke="none" draw:fill="none" draw:textarea-vertical-align="middle">
        <text:list-style style:name="User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ff" style:text-outline="false" style:text-line-through-style="none" style:text-line-through-type="none" style:font-name="Arial" fo:font-family="Arial" style:font-style-name="Regular" style:font-family-generic="swiss" style:font-pitch="variable" fo:font-size="34.0999984741211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4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52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9.1000003814697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62cm" fo:text-indent="0cm"/>
      <style:text-properties style:font-name="Source Sans Pro" fo:font-family="'Source Sans Pro'" style:font-style-name="標準" style:font-family-generic="swiss" style:font-pitch="variable" fo:font-size="25.3999996185303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72cm" fo:text-indent="0cm"/>
      <style:text-properties fo:font-size="21.7999992370605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81cm" fo:text-indent="0cm"/>
      <style:text-properties fo:font-size="18.2000007629395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.8999996185303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86cm" fo:margin-right="0cm" fo:margin-top="0cm" fo:margin-bottom="0.452cm" fo:text-indent="-0.81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9.1000003814697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176cm" fo:margin-right="0cm" fo:margin-top="0cm" fo:margin-bottom="0.362cm" fo:text-indent="-0.725cm"/>
      <style:text-properties fo:font-size="25.3999996185303pt" style:font-size-asian="28pt" style:font-size-complex="28pt"/>
    </style:style>
    <style:style style:name="keyboard-outline3" style:family="presentation" style:parent-style-name="keyboard-outline2">
      <style:paragraph-properties fo:margin-left="3.264cm" fo:margin-right="0cm" fo:margin-top="0cm" fo:margin-bottom="0.272cm" fo:text-indent="-0.544cm"/>
      <style:text-properties fo:font-size="21.7999992370605pt" style:font-size-asian="24pt" style:font-size-complex="24pt"/>
    </style:style>
    <style:style style:name="keyboard-outline4" style:family="presentation" style:parent-style-name="keyboard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keyboard-outline5" style:family="presentation" style:parent-style-name="keyboard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keyboard-outline6" style:family="presentation" style:parent-style-name="keyboard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keyboard-outline7" style:family="presentation" style:parent-style-name="keyboard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keyboard-outline8" style:family="presentation" style:parent-style-name="keyboard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keyboard-outline9" style:family="presentation" style:parent-style-name="keyboard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4.0999984741211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4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52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9.1000003814697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62cm" fo:text-indent="0cm"/>
      <style:text-properties style:font-name="Source Sans Pro" fo:font-family="'Source Sans Pro'" style:font-style-name="標準" style:font-family-generic="swiss" style:font-pitch="variable" fo:font-size="25.3999996185303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72cm" fo:text-indent="0cm"/>
      <style:text-properties fo:font-size="21.7999992370605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81cm" fo:text-indent="0cm"/>
      <style:text-properties fo:font-size="18.2000007629395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.8999996185303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88cm" fo:margin-right="0cm" fo:margin-top="0cm" fo:margin-bottom="0.453cm" fo:text-indent="-0.816cm"/>
      <style:text-properties fo:color="#000080" style:text-outline="false" style:text-line-through-style="none" style:text-line-through-typ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176cm" fo:margin-right="0cm" fo:margin-top="0cm" fo:margin-bottom="0.362cm" fo:text-indent="-0.725cm"/>
      <style:text-properties fo:font-size="25.3999996185303pt" style:font-size-asian="28pt" style:font-size-complex="28pt"/>
    </style:style>
    <style:style style:name="lyt-movwaves-outline3" style:family="presentation" style:parent-style-name="lyt-movwaves-outline2">
      <style:paragraph-properties fo:margin-left="3.264cm" fo:margin-right="0cm" fo:margin-top="0cm" fo:margin-bottom="0.272cm" fo:text-indent="-0.544cm"/>
      <style:text-properties fo:font-size="21.7999992370605pt" style:font-size-asian="24pt" style:font-size-complex="24pt"/>
    </style:style>
    <style:style style:name="lyt-movwaves-outline4" style:family="presentation" style:parent-style-name="lyt-movwaves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lyt-movwaves-outline5" style:family="presentation" style:parent-style-name="lyt-movwaves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lyt-movwaves-outline6" style:family="presentation" style:parent-style-name="lyt-movwaves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lyt-movwaves-outline7" style:family="presentation" style:parent-style-name="lyt-movwaves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lyt-movwaves-outline8" style:family="presentation" style:parent-style-name="lyt-movwaves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lyt-movwaves-outline9" style:family="presentation" style:parent-style-name="lyt-movwaves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4.0999984741211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none" draw:fill-color="#ecf0f1" draw:fill-image-width="0cm" draw:fill-image-height="0cm"/>
    </style:style>
    <style:style style:name="Mdp4" style:family="drawing-page">
      <style:drawing-page-properties draw:background-size="border" draw:fill="bitmap" draw:fill-image-name="keyboard_5f_lay" style:repeat="stretch"/>
    </style:style>
    <style:style style:name="Mdp5" style:family="drawing-page">
      <style:drawing-page-properties draw:background-size="border" draw:fill="bitmap" draw:fill-image-name="ashapes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Padrão-backgroundobjects">
      <style:graphic-properties draw:stroke="none" draw:fill="none" draw:fill-color="#00cc99" draw:auto-grow-height="false" draw:auto-grow-width="false" fo:min-height="1.271cm" fo:min-width="0cm" fo:wrap-option="wrap"/>
    </style:style>
    <style:style style:name="Mpr2" style:family="presentation" style:parent-style-name="Padrão-backgroundobjects">
      <style:graphic-properties draw:stroke="none" draw:fill="none" draw:fill-color="#00cc99" draw:auto-grow-height="false" draw:auto-grow-width="false" fo:min-height="1.024cm" fo:min-width="0cm" fo:wrap-option="wrap"/>
    </style:style>
    <style:style style:name="Mpr3" style:family="presentation" style:parent-style-name="UserTemplate-title">
      <style:graphic-properties draw:auto-grow-height="false" fo:min-height="3.507cm"/>
    </style:style>
    <style:style style:name="Mpr4" style:family="presentation" style:parent-style-name="UserTemplate-outline1">
      <style:graphic-properties fo:min-height="12.18cm"/>
    </style:style>
    <style:style style:name="Mpr5" style:family="presentation" style:parent-style-name="UserTemplate-backgroundobjects">
      <style:graphic-properties draw:stroke="none" draw:fill="none" draw:fill-color="#ffffff" draw:auto-grow-height="false" fo:min-height="1.449cm"/>
    </style:style>
    <style:style style:name="Mpr6" style:family="presentation" style:parent-style-name="UserTemplate-backgroundobjects">
      <style:graphic-properties draw:stroke="none" draw:fill="none" draw:fill-color="#ffffff" draw:auto-grow-height="false" fo:min-height="1.485cm"/>
    </style:style>
    <style:style style:name="Mpr7" style:family="presentation" style:parent-style-name="UserTemplat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-backgroundobjects">
      <style:graphic-properties draw:stroke="none" draw:fill="solid" draw:fill-color="#2c3e50" draw:textarea-vertical-align="middle" draw:auto-grow-height="false" fo:min-height="0.907cm" fo:min-width="25.4cm" style:protect="position size"/>
    </style:style>
    <style:style style:name="Mpr9" style:family="presentation" style:parent-style-name="Midnightblue-backgroundobjects">
      <style:graphic-properties draw:stroke="none" draw:fill="solid" draw:fill-color="#2c3e50" draw:textarea-vertical-align="middle" draw:auto-grow-height="false" fo:min-height="4.082cm" fo:min-width="25.4cm"/>
    </style:style>
    <style:style style:name="Mpr10" style:family="presentation" style:parent-style-name="Midnightblue-backgroundobjects">
      <style:graphic-properties draw:stroke="none" draw:fill="none" draw:auto-grow-height="false" fo:min-height="1.449cm"/>
    </style:style>
    <style:style style:name="Mpr11" style:family="presentation" style:parent-style-name="Midnightblue-backgroundobjects">
      <style:graphic-properties draw:stroke="none" draw:fill="solid" draw:fill-color="#1abc9c" draw:textarea-vertical-align="middle" draw:auto-grow-height="false" fo:min-height="0.963cm" fo:min-width="0.963cm"/>
    </style:style>
    <style:style style:name="Mpr12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3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keyboard-title">
      <style:graphic-properties draw:fill-color="#ffffff" draw:auto-grow-height="false" fo:min-height="3.507cm"/>
    </style:style>
    <style:style style:name="Mpr16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17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18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idnightblue-backgroundobjects">
      <style:graphic-properties draw:stroke="none" draw:fill="solid" draw:fill-color="#2c3e50" draw:textarea-vertical-align="middle" draw:auto-grow-height="false" fo:min-height="0.907cm" fo:min-width="25.4cm" style:protect="position size"/>
    </style:style>
    <style:style style:name="Mpr20" style:family="presentation" style:parent-style-name="midnightblue-backgroundobjects">
      <style:graphic-properties draw:stroke="none" draw:fill="solid" draw:fill-color="#2c3e50" draw:textarea-vertical-align="middle" draw:auto-grow-height="false" fo:min-height="4.082cm" fo:min-width="25.4cm"/>
    </style:style>
    <style:style style:name="Mpr21" style:family="presentation" style:parent-style-name="midnightblue-backgroundobjects">
      <style:graphic-properties draw:stroke="none" draw:fill="none" draw:auto-grow-height="false" fo:min-height="1.449cm"/>
    </style:style>
    <style:style style:name="Mpr22" style:family="presentation" style:parent-style-name="midnightblue-backgroundobjects">
      <style:graphic-properties draw:stroke="none" draw:fill="solid" draw:fill-color="#1abc9c" draw:textarea-vertical-align="middle" draw:auto-grow-height="false" fo:min-height="0.963cm" fo:min-width="0.963cm"/>
    </style:style>
    <style:style style:name="Mpr23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24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25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27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28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00cc99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loext:graphic-properties draw:fill="solid" draw:fill-color="#2c3e50"/>
      <style:paragraph-properties fo:text-align="center"/>
    </style:style>
    <style:style style:name="MP14" style:family="paragraph">
      <style:paragraph-properties fo:text-align="start"/>
    </style:style>
    <style:style style:name="MP15" style:family="paragraph">
      <loext:graphic-properties draw:fill="none"/>
      <style:paragraph-properties fo:text-align="start"/>
    </style:style>
    <style:style style:name="MP16" style:family="paragraph">
      <style:paragraph-properties fo:text-align="center"/>
    </style:style>
    <style:style style:name="MP17" style:family="paragraph">
      <loext:graphic-properties draw:fill="solid" draw:fill-color="#1abc9c"/>
      <style:paragraph-properties fo:text-align="center"/>
    </style:style>
    <style:style style:name="MP18" style:family="paragraph">
      <loext:graphic-properties draw:fill="none"/>
      <style:paragraph-properties fo:text-align="center"/>
    </style:style>
    <style:style style:name="MP19" style:family="paragraph">
      <style:text-properties style:use-window-font-color="true" fo:font-size="14pt" style:font-size-asian="14pt" style:font-size-complex="14pt"/>
    </style:style>
    <style:style style:name="MP20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21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23" style:family="paragraph">
      <style:paragraph-properties fo:margin-left="0cm" fo:margin-right="0cm" fo:text-indent="0cm"/>
    </style:style>
    <style:style style:name="MP24" style:family="paragraph">
      <loext:graphic-properties draw:fill-color="#ffffff"/>
      <style:paragraph-properties fo:margin-left="0cm" fo:margin-right="0cm" fo:text-indent="0cm"/>
    </style:style>
    <style:style style:name="MP2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3" style:family="text">
      <style:text-properties fo:language="en" fo:country="US" style:language-asian="en" style:country-asian="US" style:language-complex="en" style:country-complex="US"/>
    </style:style>
    <style:style style:name="MT4" style:family="text">
      <style:text-properties style:use-window-font-color="true"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1.59cm" svg:height="3.175cm" svg:x="2.143cm" svg:y="-0.001cm" presentation:class="title" presentation:placeholder="true">
        <draw:text-box/>
      </draw:frame>
      <draw:frame presentation:style-name="Padrão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5" draw:layer="backgroundobjects" svg:width="5.292cm" svg:height="1.2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2" draw:text-style-name="MP5" draw:layer="backgroundobjects" svg:width="2.176cm" svg:height="1.4cm" svg:x="22.024cm" svg:y="17.2cm" presentation:class="page-number">
        <draw:text-box>
          <text:list text:style-name="ML1">
            <text:list-header>
              <text:p><text:page-number>&lt;número&gt;</text:page-number></text:p>
            </text:list-header>
          </text:list>
        </draw:text-box>
      </draw:frame>
      <presentation:notes style:page-layout-name="PM2">
        <draw:rect draw:style-name="Mgr3" draw:text-style-name="MP6" draw:layer="backgroundobjects" svg:width="19.05cm" svg:height="25.4cm" svg:x="0cm" svg:y="0cm">
          <text:p/>
        </draw:rect>
        <draw:frame draw:style-name="Mgr4" draw:text-style-name="MP8" draw:layer="backgroundobjects" svg:width="8.255cm" svg:height="1.27cm" svg:x="-0.001cm" svg:y="0cm" presentation:class="header">
          <draw:text-box>
            <text:list text:style-name="ML1">
              <text:list-header>
                <text:p text:style-name="MP7"><text:span text:style-name="MT2"><presentation:header/></text:span></text:p>
              </text:list-header>
            </text:list>
          </draw:text-box>
        </draw:frame>
        <draw:frame draw:style-name="Mgr4" draw:text-style-name="MP10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page-thumbnail presentation:style-name="Padrão-title" draw:layer="backgroundobjects" svg:width="12.7cm" svg:height="9.525cm" svg:x="3.175cm" svg:y="1.904cm" presentation:class="page"/>
        <draw:frame presentation:style-name="Padrão-notes" draw:layer="backgroundobjects" svg:width="13.97cm" svg:height="11.43cm" svg:x="2.54cm" svg:y="12.065cm" presentation:class="notes" presentation:placeholder="true">
          <draw:text-box/>
        </draw:frame>
        <draw:frame draw:style-name="Mgr5" draw:text-style-name="MP8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7"><text:span text:style-name="MT2"><presentation:footer/></text:span></text:p>
              </text:list-header>
            </text:list>
          </draw:text-box>
        </draw:frame>
        <draw:frame draw:style-name="Mgr5" draw:text-style-name="MP10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9"><text:span text:style-name="MT2"><text:page-number>&lt;número&gt;</text:page-number></text:span></text:p>
              </text:list-header>
            </text:list>
          </draw:text-box>
        </draw:frame>
      </presentation:notes>
    </style:master-page>
    <style:master-page style:name="UserTemplate" style:page-layout-name="PM1" draw:style-name="Mdp2">
      <draw:frame presentation:style-name="Mpr3" draw:layer="backgroundobjects" svg:width="22.859cm" svg:height="3.18cm" svg:x="1.27cm" svg:y="0.759cm" presentation:class="title">
        <draw:text-box>
          <text:p>Clique para editar o formato do texto do título</text:p>
        </draw:text-box>
      </draw:frame>
      <draw:frame presentation:style-name="Mpr4" draw:layer="backgroundobjects" svg:width="22.859cm" svg:height="11.048cm" svg:x="1.27cm" svg:y="4.457cm" presentation:class="outline">
        <draw:text-box>
          <text:list text:style-name="ML3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2" draw:layer="backgroundobjects" svg:width="5.917cm" svg:height="1.314cm" svg:x="1.27cm" svg:y="17.354cm" presentation:class="date-time">
        <draw:text-box>
          <text:p text:style-name="MP1"><text:span text:style-name="MT1"><text:date style:data-style-name="D4" text:date-value="2018-04-16">16/04/2018</text:date></text:span></text:p>
        </draw:text-box>
      </draw:frame>
      <draw:frame presentation:style-name="Mpr5" draw:text-style-name="MP12" draw:layer="backgroundobjects" svg:width="8.051cm" svg:height="1.314cm" svg:x="8.686cm" svg:y="17.354cm" presentation:class="footer">
        <draw:text-box>
          <text:p text:style-name="MP11"><text:span text:style-name="MT1">Prof. Bruno Policarpo</text:span></text:p>
        </draw:text-box>
      </draw:frame>
      <presentation:notes style:page-layout-name="PM2">
        <draw:page-thumbnail presentation:style-name="UserTemplate-title" draw:layer="backgroundobjects" svg:width="13.469cm" svg:height="9.524cm" svg:x="2.789cm" svg:y="1.93cm" presentation:class="page"/>
        <draw:frame presentation:style-name="UserTemplate-notes" draw:layer="backgroundobjects" svg:width="15.239cm" svg:height="11.429cm" svg:x="1.905cm" svg:y="12.064cm" presentation:class="notes" presentation:placeholder="true">
          <draw:text-box/>
        </draw:frame>
        <draw:frame presentation:style-name="Mpr6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3">
      <draw:custom-shape presentation:style-name="Mpr8" draw:text-style-name="MP13" draw:layer="backgroundobjects" svg:width="25.4cm" svg:height="0.907cm" svg:x="0cm" svg:y="18.142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13" draw:layer="backgroundobjects" svg:width="25.4cm" svg:height="4.082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3.586cm" svg:height="2.416cm" svg:x="0.907cm" svg:y="0.759cm" presentation:class="title" presentation:placeholder="true">
        <draw:text-box/>
      </draw:frame>
      <draw:frame presentation:style-name="Midnightblue-outline1" draw:layer="backgroundobjects" svg:width="23.586cm" svg:height="12.7cm" svg:x="0.907cm" svg:y="4.989cm" presentation:class="outline" presentation:placeholder="true">
        <draw:text-box/>
      </draw:frame>
      <draw:frame presentation:style-name="Mpr10" draw:text-style-name="MP15" draw:layer="backgroundobjects" svg:width="7.257cm" svg:height="0.907cm" svg:x="0.907cm" svg:y="18.142cm" presentation:class="date-time">
        <draw:text-box>
          <text:p text:style-name="MP14"><text:span text:style-name="MT3"><presentation:date-time/></text:span></text:p>
        </draw:text-box>
      </draw:frame>
      <draw:frame presentation:style-name="Mpr10" draw:text-style-name="MP15" draw:layer="backgroundobjects" svg:width="8.164cm" svg:height="0.907cm" svg:x="8.617cm" svg:y="18.142cm" presentation:class="footer">
        <draw:text-box>
          <text:p text:style-name="MP16"><presentation:footer/></text:p>
        </draw:text-box>
      </draw:frame>
      <draw:custom-shape presentation:style-name="Mpr11" draw:text-style-name="MP17" draw:layer="backgroundobjects" svg:width="1.361cm" svg:height="1.361cm" svg:x="23.358cm" svg:y="17.37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2" draw:text-style-name="MP18" draw:layer="backgroundobjects" svg:width="1.814cm" svg:height="1.814cm" svg:x="23.132cm" svg:y="17.145cm" presentation:class="page-number">
        <draw:text-box>
          <text:p text:style-name="MP16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3.469cm" svg:height="9.524cm" svg:x="2.789cm" svg:y="1.93cm" presentation:class="page"/>
        <draw:frame presentation:style-name="Midnightblue-notes" draw:layer="backgroundobjects" svg:width="15.239cm" svg:height="11.429cm" svg:x="1.905cm" svg:y="12.064cm" presentation:class="notes" presentation:placeholder="true">
          <draw:text-box/>
        </draw:frame>
        <draw:frame presentation:style-name="Mpr13" draw:text-style-name="MP20" draw:layer="backgroundobjects" svg:width="8.267cm" svg:height="1.269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3" draw:text-style-name="MP22" draw:layer="backgroundobjects" svg:width="8.267cm" svg:height="1.269cm" svg:x="10.782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4" draw:text-style-name="MP20" draw:layer="backgroundobjects" svg:width="8.267cm" svg:height="1.269cm" svg:x="0cm" svg:y="24.13cm" presentation:class="footer">
          <draw:text-box>
            <text:p text:style-name="MP19"><text:span text:style-name="MT4"><presentation:footer/></text:span></text:p>
          </draw:text-box>
        </draw:frame>
        <draw:frame presentation:style-name="Mpr14" draw:text-style-name="MP22" draw:layer="backgroundobjects" svg:width="8.267cm" svg:height="1.269cm" svg:x="10.782cm" svg:y="24.13cm" presentation:class="page-number">
          <draw:text-box>
            <text:p text:style-name="MP21"><text:span text:style-name="MT4"><text:page-number>&lt;número&gt;</text:page-number></text:span></text:p>
          </draw:text-box>
        </draw:frame>
      </presentation:notes>
    </style:master-page>
    <style:master-page style:name="keyboard" style:page-layout-name="PM1" draw:style-name="Mdp4">
      <draw:frame presentation:style-name="Mpr15" draw:text-style-name="MP24" draw:layer="backgroundobjects" svg:width="21.045cm" svg:height="3.18cm" svg:x="2.087cm" svg:y="1.808cm" presentation:class="title">
        <draw:text-box>
          <text:p text:style-name="MP23">Click to edit the title text format</text:p>
        </draw:text-box>
      </draw:frame>
      <draw:frame presentation:style-name="keyboard-outline1" draw:layer="backgroundobjects" svg:width="20.864cm" svg:height="11.049cm" svg:x="2.267cm" svg:y="5.442cm" presentation:class="outline" presentation:placeholder="true">
        <draw:text-box/>
      </draw:frame>
      <draw:frame presentation:style-name="Mpr16" draw:text-style-name="MP26" draw:layer="backgroundobjects" svg:width="5.917cm" svg:height="1.314cm" svg:x="1.27cm" svg:y="17.354cm" presentation:class="date-time">
        <draw:text-box>
          <text:p text:style-name="MP25"><text:span text:style-name="MT1"><presentation:date-time/></text:span></text:p>
        </draw:text-box>
      </draw:frame>
      <draw:frame presentation:style-name="Mpr16" draw:text-style-name="MP28" draw:layer="backgroundobjects" svg:width="8.051cm" svg:height="1.314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6" draw:text-style-name="MP30" draw:layer="backgroundobjects" svg:width="5.917cm" svg:height="1.314cm" svg:x="18.211cm" svg:y="17.354cm" presentation:class="page-number">
        <draw:text-box>
          <text:p text:style-name="MP29"><text:span text:style-name="MT1"><text:page-number>&lt;número&gt;</text:page-number></text:span></text:p>
        </draw:text-box>
      </draw:frame>
      <presentation:notes style:page-layout-name="PM2">
        <draw:page-thumbnail presentation:style-name="keyboard-title" draw:layer="backgroundobjects" svg:width="13.469cm" svg:height="9.524cm" svg:x="2.789cm" svg:y="1.93cm" presentation:class="page"/>
        <draw:frame presentation:style-name="keyboard-notes" draw:layer="backgroundobjects" svg:width="15.239cm" svg:height="11.429cm" svg:x="1.905cm" svg:y="12.064cm" presentation:class="notes" presentation:placeholder="true">
          <draw:text-box/>
        </draw:frame>
        <draw:frame presentation:style-name="Mpr17" draw:text-style-name="MP26" draw:layer="backgroundobjects" svg:width="8.267cm" svg:height="1.269cm" svg:x="0cm" svg:y="0cm" presentation:class="header">
          <draw:text-box>
            <text:p text:style-name="MP25"><text:span text:style-name="MT1"><presentation:header/></text:span></text:p>
          </draw:text-box>
        </draw:frame>
        <draw:frame presentation:style-name="Mpr17" draw:text-style-name="MP30" draw:layer="backgroundobjects" svg:width="8.267cm" svg:height="1.269cm" svg:x="10.782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8" draw:text-style-name="MP26" draw:layer="backgroundobjects" svg:width="8.267cm" svg:height="1.269cm" svg:x="0cm" svg:y="24.13cm" presentation:class="footer">
          <draw:text-box>
            <text:p text:style-name="MP25"><text:span text:style-name="MT1"><presentation:footer/></text:span></text:p>
          </draw:text-box>
        </draw:frame>
        <draw:frame presentation:style-name="Mpr18" draw:text-style-name="MP30" draw:layer="backgroundobjects" svg:width="8.267cm" svg:height="1.269cm" svg:x="10.782cm" svg:y="24.13cm" presentation:class="page-number">
          <draw:text-box>
            <text:p text:style-name="MP29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3">
      <draw:custom-shape presentation:style-name="Mpr19" draw:text-style-name="MP13" draw:layer="backgroundobjects" svg:width="25.4cm" svg:height="0.907cm" svg:x="0cm" svg:y="18.142cm">
        <text:p/>
        <draw:enhanced-geometry svg:viewBox="0 0 21600 21600" draw:type="rectangle" draw:enhanced-path="M 0 0 L 21600 0 21600 21600 0 21600 0 0 Z N"/>
      </draw:custom-shape>
      <draw:custom-shape presentation:style-name="Mpr20" draw:text-style-name="MP13" draw:layer="backgroundobjects" svg:width="25.4cm" svg:height="4.082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3.586cm" svg:height="2.416cm" svg:x="0.907cm" svg:y="0.759cm" presentation:class="title" presentation:placeholder="true">
        <draw:text-box/>
      </draw:frame>
      <draw:frame presentation:style-name="midnightblue-outline1" draw:layer="backgroundobjects" svg:width="23.586cm" svg:height="12.7cm" svg:x="0.907cm" svg:y="4.989cm" presentation:class="outline" presentation:placeholder="true">
        <draw:text-box/>
      </draw:frame>
      <draw:frame presentation:style-name="Mpr21" draw:text-style-name="MP15" draw:layer="backgroundobjects" svg:width="7.257cm" svg:height="0.907cm" svg:x="0.907cm" svg:y="18.142cm" presentation:class="date-time">
        <draw:text-box>
          <text:p text:style-name="MP14"><text:span text:style-name="MT3"><presentation:date-time/></text:span></text:p>
        </draw:text-box>
      </draw:frame>
      <draw:frame presentation:style-name="Mpr21" draw:text-style-name="MP15" draw:layer="backgroundobjects" svg:width="8.164cm" svg:height="0.907cm" svg:x="8.617cm" svg:y="18.142cm" presentation:class="footer">
        <draw:text-box>
          <text:p text:style-name="MP16"><presentation:footer/></text:p>
        </draw:text-box>
      </draw:frame>
      <draw:custom-shape presentation:style-name="Mpr22" draw:text-style-name="MP17" draw:layer="backgroundobjects" svg:width="1.361cm" svg:height="1.361cm" svg:x="23.358cm" svg:y="17.37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3" draw:text-style-name="MP18" draw:layer="backgroundobjects" svg:width="1.814cm" svg:height="1.814cm" svg:x="23.132cm" svg:y="17.145cm" presentation:class="page-number">
        <draw:text-box>
          <text:p text:style-name="MP16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3.469cm" svg:height="9.524cm" svg:x="2.789cm" svg:y="1.93cm" presentation:class="page"/>
        <draw:frame presentation:style-name="midnightblue-notes" draw:layer="backgroundobjects" svg:width="15.239cm" svg:height="11.429cm" svg:x="1.905cm" svg:y="12.064cm" presentation:class="notes" presentation:placeholder="true">
          <draw:text-box/>
        </draw:frame>
        <draw:frame presentation:style-name="Mpr24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yt-movwaves" style:page-layout-name="PM1" draw:style-name="Mdp5">
      <draw:frame presentation:style-name="lyt-movwaves-title" draw:layer="backgroundobjects" svg:width="22.316cm" svg:height="3.18cm" svg:x="1.27cm" svg:y="1.394cm" presentation:class="title" presentation:placeholder="true">
        <draw:text-box/>
      </draw:frame>
      <draw:frame presentation:style-name="lyt-movwaves-outline1" draw:layer="backgroundobjects" svg:width="20.864cm" svg:height="11.049cm" svg:x="1.995cm" svg:y="4.989cm" presentation:class="outline" presentation:placeholder="true">
        <draw:text-box/>
      </draw:frame>
      <draw:frame presentation:style-name="Mpr26" draw:text-style-name="MP26" draw:layer="backgroundobjects" svg:width="5.917cm" svg:height="1.314cm" svg:x="1.36cm" svg:y="16.175cm" presentation:class="date-time">
        <draw:text-box>
          <text:p text:style-name="MP25"><text:span text:style-name="MT1"><presentation:date-time/></text:span></text:p>
        </draw:text-box>
      </draw:frame>
      <draw:frame presentation:style-name="Mpr26" draw:text-style-name="MP28" draw:layer="backgroundobjects" svg:width="8.051cm" svg:height="1.314cm" svg:x="8.686cm" svg:y="16.175cm" presentation:class="footer">
        <draw:text-box>
          <text:p text:style-name="MP27"><text:span text:style-name="MT1"><presentation:footer/></text:span></text:p>
        </draw:text-box>
      </draw:frame>
      <draw:frame presentation:style-name="Mpr26" draw:text-style-name="MP30" draw:layer="backgroundobjects" svg:width="5.917cm" svg:height="1.314cm" svg:x="17.848cm" svg:y="16.175cm" presentation:class="page-number">
        <draw:text-box>
          <text:p text:style-name="MP29"><text:span text:style-name="MT1"><text:page-number>&lt;número&gt;</text:page-number></text:span></text:p>
        </draw:text-box>
      </draw:frame>
      <presentation:notes style:page-layout-name="PM0">
        <draw:page-thumbnail presentation:style-name="lyt-movwaves-title" draw:layer="backgroundobjects" svg:width="13.469cm" svg:height="9.524cm" svg:x="2.789cm" svg:y="1.93cm" presentation:class="page"/>
        <draw:frame presentation:style-name="lyt-movwaves-notes" draw:layer="backgroundobjects" svg:width="15.239cm" svg:height="11.429cm" svg:x="1.905cm" svg:y="12.064cm" presentation:class="notes" presentation:placeholder="true">
          <draw:text-box/>
        </draw:frame>
        <draw:frame presentation:style-name="Mpr27" draw:text-style-name="MP26" draw:layer="backgroundobjects" svg:width="8.267cm" svg:height="1.269cm" svg:x="0cm" svg:y="0cm" presentation:class="header">
          <draw:text-box>
            <text:p text:style-name="MP25"><text:span text:style-name="MT1"><presentation:header/></text:span></text:p>
          </draw:text-box>
        </draw:frame>
        <draw:frame presentation:style-name="Mpr27" draw:text-style-name="MP30" draw:layer="backgroundobjects" svg:width="8.267cm" svg:height="1.269cm" svg:x="10.782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28" draw:text-style-name="MP26" draw:layer="backgroundobjects" svg:width="8.267cm" svg:height="1.269cm" svg:x="0cm" svg:y="24.13cm" presentation:class="footer">
          <draw:text-box>
            <text:p text:style-name="MP25"><text:span text:style-name="MT1"><presentation:footer/></text:span></text:p>
          </draw:text-box>
        </draw:frame>
        <draw:frame presentation:style-name="Mpr28" draw:text-style-name="MP30" draw:layer="backgroundobjects" svg:width="8.267cm" svg:height="1.269cm" svg:x="10.782cm" svg:y="24.13cm" presentation:class="page-number">
          <draw:text-box>
            <text:p text:style-name="MP29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ocesses and Threads</dc:title>
    <meta:initial-creator>Steve  Armstrong</meta:initial-creator>
    <meta:creation-date>2000-11-23T10:54:09.370000000</meta:creation-date>
    <dc:date>2018-04-16T16:41:28.133000000</dc:date>
    <meta:print-date>2001-01-13T14:10:04.390000000</meta:print-date>
    <meta:editing-cycles>223</meta:editing-cycles>
    <meta:editing-duration>P1DT10H18M7S</meta:editing-duration>
    <meta:generator>LibreOffice/5.3.4.2$Windows_x86 LibreOffice_project/f82d347ccc0be322489bf7da61d7e4ad13fe2ff3</meta:generator>
    <meta:document-statistic meta:object-count="165"/>
  </office:meta>
</office:document-meta>
</file>